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1">11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8T08:09:50.841494494</dc:date>
    <meta:editing-duration>PT7M1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9" meta:non-whitespace-character-count="59"/>
  </office:meta>
</office:document-meta>
</file>